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262a57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2a57" officeooo:paragraph-rsid="00262a5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5">Constitutes the need to remove the coal to black dye craftingtweak now that we have the squid farm.</text:p>
      <text:p text:style-name="P1"/>
      <text:p text:style-name="P1">And proceeds.</text:p>
      <text:p text:style-name="P1"/>
      <text:p text:style-name="P1">Signed by,</text:p>
      <text:p text:style-name="P5">Eldegron, previously mentioned, not a full procedural signature</text:p>
      <text:p text:style-name="P1"/>
      <text:p text:style-name="P1"/>
      <text:p text:style-name="P1"/>
      <text:p text:style-name="P3"><text:span text:style-name="T1">[</text:span><text:span text:style-name="T2">Motion 60-7: To remove the coal to black dye crafting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07:38.694216379</dc:date>
    <meta:editing-duration>PT4M32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1" meta:character-count="377" meta:non-whitespace-character-count="323"/>
  </office:meta>
</office:document-meta>
</file>